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76c1" officeooo:paragraph-rsid="00077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Final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2:00:58.869768996</meta:creation-date>
    <dc:date>2020-03-08T12:06:33.463351157</dc:date>
    <meta:editing-duration>PT5M3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